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2 – Tipos Primitivos e Saída de Dados</text:h>
      <text:h text:style-name="Heading_20_2" text:outline-level="2">🔹 O que são tipos primitivos?</text:h>
      <text:p text:style-name="Text_20_body">No Python, os <text:span text:style-name="Strong_20_Emphasis">tipos primitivos</text:span> são os mais básicos de dados, usados para representar informações simples:</text:p>
      <text:list text:style-name="L1">
        <text:list-item>
          <text:p text:style-name="P1"><text:span text:style-name="Strong_20_Emphasis"><text:span text:style-name="Source_20_Text">int</text:span></text:span> → números inteiros (positivos ou negativos).</text:p>
        </text:list-item>
        <text:list-item>
          <text:p text:style-name="P1"><text:span text:style-name="Strong_20_Emphasis"><text:span text:style-name="Source_20_Text">float</text:span></text:span> → números reais (decimais).</text:p>
        </text:list-item>
        <text:list-item>
          <text:p text:style-name="P1"><text:span text:style-name="Strong_20_Emphasis"><text:span text:style-name="Source_20_Text">bool</text:span></text:span> → valores lógicos (<text:span text:style-name="Source_20_Text">True</text:span> ou <text:span text:style-name="Source_20_Text">False</text:span>).</text:p>
        </text:list-item>
        <text:list-item>
          <text:p text:style-name="P1"><text:span text:style-name="Strong_20_Emphasis"><text:span text:style-name="Source_20_Text">str</text:span></text:span> → textos, também chamados de strings.</text:p>
        </text:list-item>
      </text:list>
      <text:h text:style-name="Heading_20_3" text:outline-level="3">Exemplos:</text:h>
      <text:p text:style-name="P2"><text:span text:style-name="Source_20_Text"># int</text:span></text:p>
      <text:p text:style-name="P3"><text:span text:style-name="Source_20_Text">7, -4, 9875</text:span></text:p>
      <text:p text:style-name="P3"/>
      <text:p text:style-name="P3"><text:span text:style-name="Source_20_Text"># float</text:span></text:p>
      <text:p text:style-name="P3"><text:span text:style-name="Source_20_Text">4.5, 0.076, -15.223, 7.0</text:span></text:p>
      <text:p text:style-name="P3"/>
      <text:p text:style-name="P3"><text:span text:style-name="Source_20_Text"># bool</text:span></text:p>
      <text:p text:style-name="P3"><text:span text:style-name="Source_20_Text">True, False</text:span></text:p>
      <text:p text:style-name="P3"/>
      <text:p text:style-name="P3"><text:span text:style-name="Source_20_Text"># str</text:span></text:p>
      <text:p text:style-name="P4"><text:span text:style-name="Source_20_Text">"Olá", "7.5", ""</text:span></text:p>
      <text:p text:style-name="Horizontal_20_Line"/>
      <text:h text:style-name="Heading_20_2" text:outline-level="2">🔹 Conversão de tipos (Type Casting)</text:h>
      <text:p text:style-name="Text_20_body">Às vezes precisamos <text:span text:style-name="Strong_20_Emphasis">converter</text:span> o valor digitado para trabalhar com ele:</text:p>
      <text:p text:style-name="P2"><text:span text:style-name="Source_20_Text"># Entrada como inteiro</text:span></text:p>
      <text:p text:style-name="P3"><text:span text:style-name="Source_20_Text">n1 = int(input("Digite um número: "))</text:span></text:p>
      <text:p text:style-name="P3"><text:span text:style-name="Source_20_Text">n2 = int(input("Digite outro número: "))</text:span></text:p>
      <text:p text:style-name="P3"><text:span text:style-name="Source_20_Text">soma = n1 + n2</text:span></text:p>
      <text:p text:style-name="P3"/>
      <text:p text:style-name="P3"><text:span text:style-name="Source_20_Text">print("A soma é", soma)</text:span></text:p>
      <text:p text:style-name="P3"><text:span text:style-name="Source_20_Text">print("A soma vale {}".format(soma))</text:span></text:p>
      <text:p text:style-name="P4"><text:span text:style-name="Source_20_Text">print("O tipo de n1 é:", type(n1))</text:span></text:p>
      <text:p text:style-name="Text_20_body">➡️ Aqui usamos <text:span text:style-name="Source_20_Text">int()</text:span> para garantir que o valor seja inteiro.</text:p>
      <text:p text:style-name="Horizontal_20_Line"/>
      <text:h text:style-name="Heading_20_2" text:outline-level="2">🔹 Concatenação de strings</text:h>
      <text:p text:style-name="Text_20_body">Se não converter, o Python entende como <text:span text:style-name="Strong_20_Emphasis">texto</text:span> e apenas junta:</text:p>
      <text:p text:style-name="P2"><text:span text:style-name="Source_20_Text">t1 = input("Digite um valor: ")</text:span></text:p>
      <text:p text:style-name="P3"><text:span text:style-name="Source_20_Text">t2 = input("Digite outro valor: ")</text:span></text:p>
      <text:p text:style-name="P3"><text:soft-page-break/><text:span text:style-name="Source_20_Text">s1 = t1 + t2</text:span></text:p>
      <text:p text:style-name="P3"/>
      <text:p text:style-name="P3"><text:span text:style-name="Source_20_Text">print("Resultado:", s1)</text:span></text:p>
      <text:p text:style-name="P4"><text:span text:style-name="Source_20_Text">print("Tipo de s1:", type(s1))</text:span></text:p>
      <text:p text:style-name="Text_20_body">➡️ Se digitar <text:span text:style-name="Strong_20_Emphasis">2</text:span> e <text:span text:style-name="Strong_20_Emphasis">3</text:span>, o resultado será <text:span text:style-name="Strong_20_Emphasis">23</text:span>, não <text:span text:style-name="Strong_20_Emphasis">5</text:span>.</text:p>
      <text:p text:style-name="Horizontal_20_Line"/>
      <text:h text:style-name="Heading_20_2" text:outline-level="2">🔹 Exercícios básicos de conversão</text:h>
      <text:p text:style-name="P2"><text:span text:style-name="Source_20_Text"># float</text:span></text:p>
      <text:p text:style-name="P3"><text:span text:style-name="Source_20_Text">n = float(input("Digite um valor: "))</text:span></text:p>
      <text:p text:style-name="P3"><text:span text:style-name="Source_20_Text">print(n)</text:span></text:p>
      <text:p text:style-name="P3"/>
      <text:p text:style-name="P3"><text:span text:style-name="Source_20_Text"># int</text:span></text:p>
      <text:p text:style-name="P3"><text:span text:style-name="Source_20_Text">n1 = int(input("Digite um valor: "))</text:span></text:p>
      <text:p text:style-name="P3"><text:span text:style-name="Source_20_Text">print(n1)</text:span></text:p>
      <text:p text:style-name="P3"/>
      <text:p text:style-name="P3"><text:span text:style-name="Source_20_Text"># str</text:span></text:p>
      <text:p text:style-name="P3"><text:span text:style-name="Source_20_Text">n2 = str(input("Digite um valor: "))</text:span></text:p>
      <text:p text:style-name="P3"><text:span text:style-name="Source_20_Text">print(type(n2))</text:span></text:p>
      <text:p text:style-name="P3"/>
      <text:p text:style-name="P3"><text:span text:style-name="Source_20_Text"># bool</text:span></text:p>
      <text:p text:style-name="P3"><text:span text:style-name="Source_20_Text">n3 = bool(input("Digite um valor: "))</text:span></text:p>
      <text:p text:style-name="P4"><text:span text:style-name="Source_20_Text">print(type(n3))</text:span></text:p>
      <text:p text:style-name="Horizontal_20_Line"/>
      <text:h text:style-name="Heading_20_2" text:outline-level="2">🔹 Testes de tipo de string</text:h>
      <text:p text:style-name="Text_20_body">Strings possuem <text:span text:style-name="Strong_20_Emphasis">métodos especiais</text:span> que permitem testar seu conteúdo:</text:p>
      <text:p text:style-name="P2"><text:span text:style-name="Source_20_Text">n = input("Digite algo: ")</text:span></text:p>
      <text:p text:style-name="P3"/>
      <text:p text:style-name="P3"><text:span text:style-name="Source_20_Text">print("O tipo primitivo é:", type(n))</text:span></text:p>
      <text:p text:style-name="P3"><text:span text:style-name="Source_20_Text">print("Só tem espaços?", n.isspace())</text:span></text:p>
      <text:p text:style-name="P3"><text:span text:style-name="Source_20_Text">print("É numérico?", n.isnumeric())</text:span></text:p>
      <text:p text:style-name="P3"><text:span text:style-name="Source_20_Text">print("É alfabético?", n.isalpha())</text:span></text:p>
      <text:p text:style-name="P3"><text:span text:style-name="Source_20_Text">print("É alfanumérico?", n.isalnum())</text:span></text:p>
      <text:p text:style-name="P3"><text:span text:style-name="Source_20_Text">print("Está em maiúsculas?", n.isupper())</text:span></text:p>
      <text:p text:style-name="P3"><text:span text:style-name="Source_20_Text">print("Está em minúsculas?", n.islower())</text:span></text:p>
      <text:p text:style-name="P4"><text:span text:style-name="Source_20_Text">print("Está capitalizada (Primeira letra maiúscula)?", n.istitle())</text:span></text:p>
      <text:p text:style-name="Horizontal_20_Line"/>
      <text:h text:style-name="Heading_20_1" text:outline-level="1">🛠️ Funções e Métodos usados nesta aula</text:h>
      <text:list text:style-name="L2">
        <text:list-item>
          <text:p text:style-name="P5"><text:span text:style-name="Strong_20_Emphasis">Funções nativas</text:span>:</text:p>
          <text:list>
            <text:list-item>
              <text:p text:style-name="P5"><text:span text:style-name="Source_20_Text">int()</text:span> → converte para inteiro.</text:p>
            </text:list-item>
            <text:list-item>
              <text:p text:style-name="P5"><text:span text:style-name="Source_20_Text">float()</text:span> → converte para decimal.</text:p>
            </text:list-item>
            <text:list-item>
              <text:p text:style-name="P5"><text:span text:style-name="Source_20_Text">str()</text:span> → converte para string.</text:p>
            </text:list-item>
            <text:list-item>
              <text:p text:style-name="P5"><text:span text:style-name="Source_20_Text">bool()</text:span> → converte para booleano.</text:p>
            </text:list-item>
            <text:list-item>
              <text:p text:style-name="P5"><text:soft-page-break/><text:span text:style-name="Source_20_Text">type()</text:span> → mostra o tipo de dado.</text:p>
            </text:list-item>
            <text:list-item>
              <text:p text:style-name="P5"><text:span text:style-name="Source_20_Text">print()</text:span> → exibe dados.</text:p>
            </text:list-item>
            <text:list-item>
              <text:p text:style-name="P5"><text:span text:style-name="Source_20_Text">input()</text:span> → lê dados do usuário.</text:p>
            </text:list-item>
          </text:list>
        </text:list-item>
        <text:list-item>
          <text:p text:style-name="P5"><text:span text:style-name="Strong_20_Emphasis">Métodos de string</text:span> (testes de tipo):</text:p>
          <text:list>
            <text:list-item>
              <text:p text:style-name="P5"><text:span text:style-name="Source_20_Text">.isspace()</text:span> → só espaços?</text:p>
            </text:list-item>
            <text:list-item>
              <text:p text:style-name="P5"><text:span text:style-name="Source_20_Text">.isnumeric()</text:span> → só números?</text:p>
            </text:list-item>
            <text:list-item>
              <text:p text:style-name="P5"><text:span text:style-name="Source_20_Text">.isalpha()</text:span> → só letras?</text:p>
            </text:list-item>
            <text:list-item>
              <text:p text:style-name="P5"><text:span text:style-name="Source_20_Text">.isalnum()</text:span> → letras e números?</text:p>
            </text:list-item>
            <text:list-item>
              <text:p text:style-name="P5"><text:span text:style-name="Source_20_Text">.isupper()</text:span> → está em maiúsculas?</text:p>
            </text:list-item>
            <text:list-item>
              <text:p text:style-name="P5"><text:span text:style-name="Source_20_Text">.islower()</text:span> → está em minúsculas?</text:p>
            </text:list-item>
            <text:list-item>
              <text:p text:style-name="P5"><text:span text:style-name="Source_20_Text">.istitle()</text:span> → começa com maiúscula?</text:p>
            </text:list-item>
          </text:list>
        </text:list-item>
      </text:list>
      <text:p text:style-name="Horizontal_20_Line"/>
      <text:h text:style-name="Heading_20_1" text:outline-level="1">📝 Exercícios da Aula 02</text:h>
      <text:h text:style-name="Heading_20_3" text:outline-level="3">01 – Soma formatada</text:h>
      <text:p text:style-name="P2"><text:span text:style-name="Source_20_Text">n1 = int(input("Digite um valor: "))</text:span></text:p>
      <text:p text:style-name="P3"><text:span text:style-name="Source_20_Text">n2 = int(input("Digite outro valor: "))</text:span></text:p>
      <text:p text:style-name="P3"><text:span text:style-name="Source_20_Text">s = n1 + n2</text:span></text:p>
      <text:p text:style-name="P4"><text:span text:style-name="Source_20_Text">print("A soma entre {} e {} vale {}".format(n1, n2, s))</text:span></text:p>
      <text:p text:style-name="Horizontal_20_Line"/>
      <text:h text:style-name="Heading_20_3" text:outline-level="3">02 – Testando tipos</text:h>
      <text:p text:style-name="P2"><text:span text:style-name="Source_20_Text">seutipo = input("Digite algo: ")</text:span></text:p>
      <text:p text:style-name="P3"/>
      <text:p text:style-name="P3"><text:span text:style-name="Source_20_Text">print("Tipo original:", type(seutipo))</text:span></text:p>
      <text:p text:style-name="P3"><text:span text:style-name="Source_20_Text">print("Só tem espaço:", seutipo.isspace())</text:span></text:p>
      <text:p text:style-name="P3"><text:span text:style-name="Source_20_Text">print("É numérico:", seutipo.isnumeric())</text:span></text:p>
      <text:p text:style-name="P3"><text:span text:style-name="Source_20_Text">print("É letra:", seutipo.isalpha())</text:span></text:p>
      <text:p text:style-name="P3"><text:span text:style-name="Source_20_Text">print("É alfanumérico:", seutipo.isalnum())</text:span></text:p>
      <text:p text:style-name="P3"><text:span text:style-name="Source_20_Text">print("Está em maiúsculas:", seutipo.isupper())</text:span></text:p>
      <text:p text:style-name="P3"><text:span text:style-name="Source_20_Text">print("Está em minúsculas:", seutipo.islower())</text:span></text:p>
      <text:p text:style-name="P4"><text:span text:style-name="Source_20_Text">print("Está capitalizada:", seutipo.istitle())</text:span></text:p>
      <text:p text:style-name="Horizontal_20_Line"/>
      <text:p text:style-name="Text_20_body">✅ Assim fechamos a <text:span text:style-name="Strong_20_Emphasis">Aula 02</text:span>:</text:p>
      <text:list text:style-name="L3">
        <text:list-item>
          <text:p text:style-name="P6">Tipos primitivos (<text:span text:style-name="Source_20_Text">int</text:span>, <text:span text:style-name="Source_20_Text">float</text:span>, <text:span text:style-name="Source_20_Text">bool</text:span>, <text:span text:style-name="Source_20_Text">str</text:span>)</text:p>
        </text:list-item>
        <text:list-item>
          <text:p text:style-name="P6">Conversões (<text:span text:style-name="Source_20_Text">int()</text:span>, <text:span text:style-name="Source_20_Text">float()</text:span>, <text:span text:style-name="Source_20_Text">str()</text:span>, <text:span text:style-name="Source_20_Text">bool()</text:span>)</text:p>
        </text:list-item>
        <text:list-item>
          <text:p text:style-name="P6"><text:span text:style-name="Source_20_Text">type()</text:span> para verificar tipo</text:p>
        </text:list-item>
        <text:list-item>
          <text:p text:style-name="P6">Métodos de strings (<text:span text:style-name="Source_20_Text">isnumeric()</text:span>, <text:span text:style-name="Source_20_Text">isalpha()</text:span>, etc.)</text:p>
        </text:list-item>
      </text:list>
      <text:h text:style-name="Heading_20_1" text:outline-level="1"><text:soft-page-break/>📘 Aula 02 (Completa e Expandida) – Tipos Primitivos e Saída de Dados</text:h>
      <text:h text:style-name="Heading_20_2" text:outline-level="2">🔹 Tipos primitivos do Python</text:h>
      <text:list text:style-name="L4">
        <text:list-item>
          <text:p text:style-name="P7"><text:span text:style-name="Strong_20_Emphasis">int</text:span> → números inteiros.<text:line-break/>Ex: <text:span text:style-name="Source_20_Text">10</text:span>, <text:span text:style-name="Source_20_Text">-5</text:span>, <text:span text:style-name="Source_20_Text">0</text:span></text:p>
        </text:list-item>
        <text:list-item>
          <text:p text:style-name="P7"><text:span text:style-name="Strong_20_Emphasis">float</text:span> → números reais (decimais).<text:line-break/>Ex: <text:span text:style-name="Source_20_Text">3.14</text:span>, <text:span text:style-name="Source_20_Text">-0.7</text:span>, <text:span text:style-name="Source_20_Text">7.0</text:span></text:p>
        </text:list-item>
        <text:list-item>
          <text:p text:style-name="P7"><text:span text:style-name="Strong_20_Emphasis">bool</text:span> → valores lógicos.<text:line-break/>Ex: <text:span text:style-name="Source_20_Text">True</text:span>, <text:span text:style-name="Source_20_Text">False</text:span></text:p>
        </text:list-item>
        <text:list-item>
          <text:p text:style-name="P7"><text:span text:style-name="Strong_20_Emphasis">str</text:span> → textos (strings).<text:line-break/>Ex: <text:span text:style-name="Source_20_Text">"Python"</text:span>, <text:span text:style-name="Source_20_Text">'123'</text:span>, <text:span text:style-name="Source_20_Text">""</text:span></text:p>
        </text:list-item>
      </text:list>
      <text:p text:style-name="Horizontal_20_Line"/>
      <text:h text:style-name="Heading_20_2" text:outline-level="2">🔹 Funções para conversão de tipos</text:h>
      <text:list text:style-name="L5">
        <text:list-item>
          <text:p text:style-name="P8"><text:span text:style-name="Source_20_Text">int(x)</text:span> → converte para inteiro.</text:p>
        </text:list-item>
        <text:list-item>
          <text:p text:style-name="P8"><text:span text:style-name="Source_20_Text">float(x)</text:span> → converte para decimal.</text:p>
        </text:list-item>
        <text:list-item>
          <text:p text:style-name="P8"><text:span text:style-name="Source_20_Text">str(x)</text:span> → converte para string.</text:p>
        </text:list-item>
        <text:list-item>
          <text:p text:style-name="P8"><text:span text:style-name="Source_20_Text">bool(x)</text:span> → converte para booleano (⚠️ quase tudo vira <text:span text:style-name="Source_20_Text">True</text:span>, exceto <text:span text:style-name="Source_20_Text">""</text:span>, <text:span text:style-name="Source_20_Text">0</text:span>, <text:span text:style-name="Source_20_Text">0.0</text:span>, <text:span text:style-name="Source_20_Text">None</text:span> → <text:span text:style-name="Source_20_Text">False</text:span>).</text:p>
        </text:list-item>
        <text:list-item>
          <text:p text:style-name="P8"><text:span text:style-name="Source_20_Text">type(x)</text:span> → mostra o tipo da variável.</text:p>
        </text:list-item>
      </text:list>
      <text:p text:style-name="Text_20_body">📌 Exemplo:</text:p>
      <text:p text:style-name="P2"><text:span text:style-name="Source_20_Text">print(int("10")) <text:s text:c="4"/># 10</text:span></text:p>
      <text:p text:style-name="P3"><text:span text:style-name="Source_20_Text">print(float("3.5")) <text:s/># 3.5</text:span></text:p>
      <text:p text:style-name="P3"><text:span text:style-name="Source_20_Text">print(str(100)) <text:s text:c="5"/># "100"</text:span></text:p>
      <text:p text:style-name="P3"><text:span text:style-name="Source_20_Text">print(bool("")) <text:s text:c="5"/># False</text:span></text:p>
      <text:p text:style-name="P4"><text:span text:style-name="Source_20_Text">print(type(3.14)) <text:s text:c="3"/># &lt;class 'float'&gt;</text:span></text:p>
      <text:p text:style-name="Horizontal_20_Line"/>
      <text:h text:style-name="Heading_20_2" text:outline-level="2">🔹 Métodos de teste de strings</text:h>
      <text:p text:style-name="Text_20_body">Esses métodos <text:span text:style-name="Strong_20_Emphasis">retornam True ou False</text:span> e servem para verificar o conteúdo:</text:p>
      <text:list text:style-name="L6">
        <text:list-item>
          <text:p text:style-name="P9"><text:span text:style-name="Source_20_Text">.isnumeric()</text:span> → é número?</text:p>
        </text:list-item>
        <text:list-item>
          <text:p text:style-name="P9"><text:span text:style-name="Source_20_Text">.isdigit()</text:span> → é dígito? (mais restrito que isnumeric)</text:p>
        </text:list-item>
        <text:list-item>
          <text:p text:style-name="P9"><text:span text:style-name="Source_20_Text">.isdecimal()</text:span> → é decimal? (ainda mais restrito)</text:p>
        </text:list-item>
        <text:list-item>
          <text:p text:style-name="P9"><text:span text:style-name="Source_20_Text">.isalpha()</text:span> → só letras?</text:p>
        </text:list-item>
        <text:list-item>
          <text:p text:style-name="P9"><text:soft-page-break/><text:span text:style-name="Source_20_Text">.isalnum()</text:span> → letras e/ou números?</text:p>
        </text:list-item>
        <text:list-item>
          <text:p text:style-name="P9"><text:span text:style-name="Source_20_Text">.isspace()</text:span> → só espaços?</text:p>
        </text:list-item>
        <text:list-item>
          <text:p text:style-name="P9"><text:span text:style-name="Source_20_Text">.isupper()</text:span> → está todo em maiúsculas?</text:p>
        </text:list-item>
        <text:list-item>
          <text:p text:style-name="P9"><text:span text:style-name="Source_20_Text">.islower()</text:span> → está todo em minúsculas?</text:p>
        </text:list-item>
        <text:list-item>
          <text:p text:style-name="P9"><text:span text:style-name="Source_20_Text">.istitle()</text:span> → está capitalizada (Ex: "Python Legal")?</text:p>
        </text:list-item>
      </text:list>
      <text:p text:style-name="Text_20_body">📌 Exemplo:</text:p>
      <text:p text:style-name="P2"><text:span text:style-name="Source_20_Text">txt = "Python3"</text:span></text:p>
      <text:p text:style-name="P3"><text:span text:style-name="Source_20_Text">print(txt.isalpha()) <text:s text:c="2"/># False (porque tem número)</text:span></text:p>
      <text:p text:style-name="P4"><text:span text:style-name="Source_20_Text">print(txt.isalnum()) <text:s text:c="2"/># True</text:span></text:p>
      <text:p text:style-name="Horizontal_20_Line"/>
      <text:h text:style-name="Heading_20_2" text:outline-level="2">🔹 Métodos de modificação de strings</text:h>
      <text:list text:style-name="L7">
        <text:list-item>
          <text:p text:style-name="P10"><text:span text:style-name="Source_20_Text">.upper()</text:span> → tudo maiúsculo.</text:p>
        </text:list-item>
        <text:list-item>
          <text:p text:style-name="P10"><text:span text:style-name="Source_20_Text">.lower()</text:span> → tudo minúsculo.</text:p>
        </text:list-item>
        <text:list-item>
          <text:p text:style-name="P10"><text:span text:style-name="Source_20_Text">.capitalize()</text:span> → só a primeira letra maiúscula.</text:p>
        </text:list-item>
        <text:list-item>
          <text:p text:style-name="P10"><text:span text:style-name="Source_20_Text">.title()</text:span> → primeira letra de cada palavra maiúscula.</text:p>
        </text:list-item>
        <text:list-item>
          <text:p text:style-name="P10"><text:span text:style-name="Source_20_Text">.strip()</text:span> → remove espaços extras do início e do fim.</text:p>
        </text:list-item>
        <text:list-item>
          <text:p text:style-name="P10"><text:span text:style-name="Source_20_Text">.lstrip()</text:span> → remove só da esquerda.</text:p>
        </text:list-item>
        <text:list-item>
          <text:p text:style-name="P10"><text:span text:style-name="Source_20_Text">.rstrip()</text:span> → remove só da direita.</text:p>
        </text:list-item>
        <text:list-item>
          <text:p text:style-name="P10"><text:span text:style-name="Source_20_Text">.replace("a", "b")</text:span> → troca caracteres.</text:p>
        </text:list-item>
      </text:list>
      <text:p text:style-name="Text_20_body">📌 Exemplo:</text:p>
      <text:p text:style-name="P2"><text:span text:style-name="Source_20_Text">frase = " <text:s text:c="2"/>Python é top <text:s text:c="2"/>"</text:span></text:p>
      <text:p text:style-name="P3"><text:span text:style-name="Source_20_Text">print(frase.strip()) <text:s text:c="5"/># "Python é top"</text:span></text:p>
      <text:p text:style-name="P3"><text:span text:style-name="Source_20_Text">print(frase.upper()) <text:s text:c="5"/># "PYTHON É TOP"</text:span></text:p>
      <text:p text:style-name="P4"><text:span text:style-name="Source_20_Text">print(frase.replace("top", "incrível")) <text:s/># "Python é incrível"</text:span></text:p>
      <text:p text:style-name="Horizontal_20_Line"/>
      <text:h text:style-name="Heading_20_2" text:outline-level="2">🔹 Funções úteis para strings</text:h>
      <text:list text:style-name="L8">
        <text:list-item>
          <text:p text:style-name="P11"><text:span text:style-name="Source_20_Text">len(x)</text:span> → conta caracteres.</text:p>
        </text:list-item>
        <text:list-item>
          <text:p text:style-name="P11"><text:span text:style-name="Source_20_Text">in</text:span> → verifica se algo existe dentro do texto.</text:p>
        </text:list-item>
        <text:list-item>
          <text:p text:style-name="P11"><text:span text:style-name="Source_20_Text">not in</text:span> → verifica se não existe.</text:p>
        </text:list-item>
      </text:list>
      <text:p text:style-name="Text_20_body">📌 Exemplo:</text:p>
      <text:p text:style-name="P2"><text:span text:style-name="Source_20_Text">frase = "Python é demais"</text:span></text:p>
      <text:p text:style-name="P3"><text:span text:style-name="Source_20_Text">print(len(frase)) <text:s text:c="7"/># 15</text:span></text:p>
      <text:p text:style-name="P3"><text:span text:style-name="Source_20_Text">print("Python" in frase) # True</text:span></text:p>
      <text:p text:style-name="P4"><text:span text:style-name="Source_20_Text">print("Java" not in frase) # True</text:span></text:p>
      <text:p text:style-name="Horizontal_20_Line"><text:soft-page-break/></text:p>
      <text:h text:style-name="Heading_20_2" text:outline-level="2">🛠️ Lista completa de funções/métodos vistos até agora</text:h>
      <text:h text:style-name="Heading_20_3" text:outline-level="3">✅ Funções nativas:</text:h>
      <text:list text:style-name="L9">
        <text:list-item>
          <text:p text:style-name="P12"><text:span text:style-name="Source_20_Text">print()</text:span> → mostra dados na tela.</text:p>
        </text:list-item>
        <text:list-item>
          <text:p text:style-name="P12"><text:span text:style-name="Source_20_Text">input()</text:span> → lê dados do usuário.</text:p>
        </text:list-item>
        <text:list-item>
          <text:p text:style-name="P12"><text:span text:style-name="Source_20_Text">int()</text:span> → converte para inteiro.</text:p>
        </text:list-item>
        <text:list-item>
          <text:p text:style-name="P12"><text:span text:style-name="Source_20_Text">float()</text:span> → converte para decimal.</text:p>
        </text:list-item>
        <text:list-item>
          <text:p text:style-name="P12"><text:span text:style-name="Source_20_Text">str()</text:span> → converte para string.</text:p>
        </text:list-item>
        <text:list-item>
          <text:p text:style-name="P12"><text:span text:style-name="Source_20_Text">bool()</text:span> → converte para booleano.</text:p>
        </text:list-item>
        <text:list-item>
          <text:p text:style-name="P12"><text:span text:style-name="Source_20_Text">type()</text:span> → mostra o tipo da variável.</text:p>
        </text:list-item>
        <text:list-item>
          <text:p text:style-name="P12"><text:span text:style-name="Source_20_Text">len()</text:span> → conta caracteres de uma string.</text:p>
        </text:list-item>
      </text:list>
      <text:h text:style-name="Heading_20_3" text:outline-level="3">✅ Métodos de strings:</text:h>
      <text:list text:style-name="L10">
        <text:list-item>
          <text:p text:style-name="P13"><text:span text:style-name="Source_20_Text">.isnumeric()</text:span>, <text:span text:style-name="Source_20_Text">.isdigit()</text:span>, <text:span text:style-name="Source_20_Text">.isdecimal()</text:span> → verificam se é número.</text:p>
        </text:list-item>
        <text:list-item>
          <text:p text:style-name="P13"><text:span text:style-name="Source_20_Text">.isalpha()</text:span> → só letras.</text:p>
        </text:list-item>
        <text:list-item>
          <text:p text:style-name="P13"><text:span text:style-name="Source_20_Text">.isalnum()</text:span> → letras e números.</text:p>
        </text:list-item>
        <text:list-item>
          <text:p text:style-name="P13"><text:span text:style-name="Source_20_Text">.isspace()</text:span> → só espaços.</text:p>
        </text:list-item>
        <text:list-item>
          <text:p text:style-name="P13"><text:span text:style-name="Source_20_Text">.isupper()</text:span> → maiúsculo.</text:p>
        </text:list-item>
        <text:list-item>
          <text:p text:style-name="P13"><text:span text:style-name="Source_20_Text">.islower()</text:span> → minúsculo.</text:p>
        </text:list-item>
        <text:list-item>
          <text:p text:style-name="P13"><text:span text:style-name="Source_20_Text">.istitle()</text:span> → capitalizada.</text:p>
        </text:list-item>
        <text:list-item>
          <text:p text:style-name="P13"><text:span text:style-name="Source_20_Text">.upper()</text:span>, <text:span text:style-name="Source_20_Text">.lower()</text:span>, <text:span text:style-name="Source_20_Text">.capitalize()</text:span>, <text:span text:style-name="Source_20_Text">.title()</text:span> → formatação de texto.</text:p>
        </text:list-item>
        <text:list-item>
          <text:p text:style-name="P13"><text:span text:style-name="Source_20_Text">.strip()</text:span>, <text:span text:style-name="Source_20_Text">.lstrip()</text:span>, <text:span text:style-name="Source_20_Text">.rstrip()</text:span> → removem espaços.</text:p>
        </text:list-item>
        <text:list-item>
          <text:p text:style-name="P13"><text:span text:style-name="Source_20_Text">.replace(a, b)</text:span> → substitui texto.</text:p>
        </text:list-item>
      </text:list>
      <text:p text:style-name="Horizontal_20_Line"/>
      <text:h text:style-name="Heading_20_1" text:outline-level="1">📝 Exercícios Extras</text:h>
      <text:h text:style-name="Heading_20_3" text:outline-level="3">1 – Contagem de caracteres</text:h>
      <text:p text:style-name="P2"><text:span text:style-name="Source_20_Text">nome = input("Digite seu nome: ")</text:span></text:p>
      <text:p text:style-name="P4"><text:span text:style-name="Source_20_Text">print("Seu nome tem", len(nome), "letras.")</text:span></text:p>
      <text:p text:style-name="Horizontal_20_Line"/>
      <text:h text:style-name="Heading_20_3" text:outline-level="3"><text:soft-page-break/>2 – Verificar se é número</text:h>
      <text:p text:style-name="P2"><text:span text:style-name="Source_20_Text">dado = input("Digite algo: ")</text:span></text:p>
      <text:p text:style-name="P3"><text:span text:style-name="Source_20_Text">if dado.isnumeric():</text:span></text:p>
      <text:p text:style-name="P3"><text:span text:style-name="Source_20_Text"><text:s text:c="4"/>print("Você digitou um número!")</text:span></text:p>
      <text:p text:style-name="P3"><text:span text:style-name="Source_20_Text">else:</text:span></text:p>
      <text:p text:style-name="P4"><text:span text:style-name="Source_20_Text"><text:s text:c="4"/>print("Isso não é um número.")</text:span></text:p>
      <text:p text:style-name="Horizontal_20_Line"/>
      <text:h text:style-name="Heading_20_3" text:outline-level="3">3 – Manipulação de texto</text:h>
      <text:p text:style-name="P2"><text:span text:style-name="Source_20_Text">frase = input("Digite uma frase: ")</text:span></text:p>
      <text:p text:style-name="P3"><text:span text:style-name="Source_20_Text">print("Maiúscula:", frase.upper())</text:span></text:p>
      <text:p text:style-name="P3"><text:span text:style-name="Source_20_Text">print("Minúscula:", frase.lower())</text:span></text:p>
      <text:p text:style-name="P3"><text:span text:style-name="Source_20_Text">print("Sem espaços extras:", frase.strip())</text:span></text:p>
      <text:p text:style-name="P4"><text:span text:style-name="Source_20_Text">print("Substituindo:", frase.replace("a", "@"))</text:span></text:p>
      <text:p text:style-name="Horizontal_20_Line"/>
      <text:p text:style-name="Text_20_body">✅ Agora você tem <text:span text:style-name="Strong_20_Emphasis">toda a parte de Tipos Primitivos + Conversões + Métodos de String</text:span> em um só lug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2:13:36.517827900</meta:creation-date>
    <dc:date>2025-09-03T12:17:14.073781100</dc:date>
    <meta:editing-duration>PT3M38S</meta:editing-duration>
    <meta:editing-cycles>1</meta:editing-cycles>
    <meta:document-statistic meta:table-count="0" meta:image-count="0" meta:object-count="0" meta:page-count="7" meta:paragraph-count="190" meta:word-count="1049" meta:character-count="6387" meta:non-whitespace-character-count="5540"/>
    <meta:generator>LibreOffice/25.8.1.1$Windows_X86_64 LibreOffice_project/54047653041915e595ad4e45cccea684809c77b5</meta:generator>
  </office:meta>
</office:document-meta>
</file>